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7476" officeooo:paragraph-rsid="00057476"/>
    </style:style>
    <style:style style:name="P2" style:family="paragraph" style:parent-style-name="Text_20_body">
      <style:text-properties officeooo:rsid="0007aed2" officeooo:paragraph-rsid="0007aed2"/>
    </style:style>
    <style:style style:name="P3" style:family="paragraph" style:parent-style-name="Text_20_body">
      <style:text-properties officeooo:rsid="0008515d" officeooo:paragraph-rsid="0008515d"/>
    </style:style>
    <style:style style:name="P4" style:family="paragraph" style:parent-style-name="Heading_20_3">
      <style:text-properties officeooo:rsid="00057476" officeooo:paragraph-rsid="00057476"/>
    </style:style>
    <style:style style:name="P5" style:family="paragraph" style:parent-style-name="Heading_20_2">
      <style:text-properties officeooo:rsid="00057476" officeooo:paragraph-rsid="00057476"/>
    </style:style>
    <style:style style:name="P6" style:family="paragraph" style:parent-style-name="Heading_20_2">
      <style:text-properties officeooo:rsid="0007aed2" officeooo:paragraph-rsid="0007aed2"/>
    </style:style>
    <style:style style:name="T1" style:family="text">
      <style:text-properties officeooo:rsid="00057476"/>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squelette et les membres</text:h>
      <text:p text:style-name="P2">Les membres sont reliés au tronc par des ……… ……...</text:p>
      <text:h text:style-name="Heading_20_2" text:outline-level="2">Les membres supérieurs <text:span text:style-name="T1">(1)</text:span></text:h>
      <text:p text:style-name="P1">La ……... ………. est formée de chaque côté par deux os : ……… en arrière et la ……… en avant.</text:p>
      <text:p text:style-name="P1">L’ ……… est un os ……… qui repose simplement sur les côtes auxquelles il n’est relié que par les muscles.</text:p>
      <text:p text:style-name="P1">La ……… , au contraire, est un os ………, ……… … … L’une des extrémités vient s’appuyer sur le ………, l’autre sur un prolongement de l’………</text:p>
      <text:h text:style-name="Heading_20_3" text:outline-level="3">À placer</text:h>
      <text:section text:style-name="Sect1" text:name="Section3">
        <text:p text:style-name="P1"><text:span text:style-name="A_20_placer">allongé et courbé en S</text:span></text:p>
        <text:p text:style-name="P2"><text:span text:style-name="A_20_placer">ceintures osseuses</text:span></text:p>
        <text:p text:style-name="P1"><text:span text:style-name="A_20_placer">ceinture scapulaire</text:span></text:p>
        <text:p text:style-name="P1"><text:span text:style-name="A_20_placer">clavicule</text:span></text:p>
        <text:p text:style-name="P1"><text:span text:style-name="A_20_placer">omoplate</text:span></text:p>
        <text:p text:style-name="P1"><text:span text:style-name="A_20_placer">plat et très mince</text:span></text:p>
        <text:p text:style-name="P1"><text:span text:style-name="A_20_placer">sternum</text:span></text:p>
      </text:section>
      <text:h text:style-name="P5" text:outline-level="2">Les membres supérieurs (2)</text:h>
      <text:p text:style-name="P1">L’os du bras est l’……… ; il s’articule vers le haut avec l’omoplate, vers le bas avec le ……… et le <text:s text:c="3"/>……… qui sont les os de l’avant-bras. Le coude est formé par une saillie du ……… <text:line-break/>Le ……… peut tourner autour du ……… en entraînant la main, car il est articulé avec deux os du carpe.</text:p>
      <text:p text:style-name="P1">Le squelette de la main comprend :</text:p>
      <text:p text:style-name="P1">- le ……… qui contient huit petits os disposés sur deux rangées : les ………</text:p>
      <text:p text:style-name="P1">- cinq ………, os allongés qui forment la ……… … … ………</text:p>
      <text:p text:style-name="P1">- cinq ……… formés de ……… , deux pour le pouce, trois pour les autres doigts.</text:p>
      <text:p text:style-name="P1">Pour distinguer les ………, on les classe parfois en trois types : ………, ……… et ………</text:p>
      <text:h text:style-name="P4" text:outline-level="3">À placer</text:h>
      <text:section text:style-name="Sect1" text:name="Section2">
        <text:p text:style-name="P1"><text:span text:style-name="A_20_placer">carpe</text:span></text:p>
        <text:p text:style-name="P1"><text:span text:style-name="A_20_placer">carpiens</text:span></text:p>
        <text:p text:style-name="P1"><text:span text:style-name="A_20_placer">cubitus</text:span></text:p>
        <text:p text:style-name="P1"><text:span text:style-name="A_20_placer">humérus</text:span></text:p>
        <text:p text:style-name="P1"><text:span text:style-name="A_20_placer">métacarpiens</text:span></text:p>
        <text:p text:style-name="P1"><text:span text:style-name="A_20_placer">paume de la main</text:span></text:p>
        <text:p text:style-name="P1"><text:span text:style-name="A_20_placer">phalanges</text:span></text:p>
        <text:p text:style-name="P1"><text:span text:style-name="A_20_placer">phalangettes</text:span></text:p>
        <text:p text:style-name="P1"><text:span text:style-name="A_20_placer">phalangines</text:span></text:p>
        <text:p text:style-name="P1"><text:span text:style-name="A_20_placer">radius</text:span></text:p>
      </text:section>
      <text:h text:style-name="P6" text:outline-level="2">Les membres inférieurs</text:h>
      <text:p text:style-name="P2">Le membre inférieur est relié à la colonne vertébrale par le ……… qui vient se souder au ……… Le ……… est composé de deux os symétriques : les os ………</text:p>
      <text:p text:style-name="P2"><text:soft-page-break/>Chaque …… ……… <text:s/>est lui-même formé de …… …… ………</text:p>
      <text:p text:style-name="P2">Le ………, os de la cuisse, se termine à sa partie supérieure par une partie arrondie qui vient se loger dans une cavité de l’…… ……… </text:p>
      <text:p text:style-name="P2">À sa partie inférieure, il possède deux saillies arrondies en forme de poulie, qui viennent s’articuler sur le ……… En avant de cette articulation se trouve un petit os triangulaire au sommet très arrondi : la ………</text:p>
      <text:p text:style-name="P2">Le squelette de la jambe comprend deux os : le ……… et le ……… </text:p>
      <text:p text:style-name="P2">Des saillies osseuses du ……… et du ……… forment les ……… Les extrémités du ……… sont soudées au ………</text:p>
      <text:p text:style-name="P2">Le squelette du pied comprend comme celui de la main trois parties :</text:p>
      <text:p text:style-name="P2">- le ………, formé de sept petits os : les ……… Le talon est le plus gros.</text:p>
      <text:p text:style-name="P2">- le ……… qui comprend cinq os allongés : les ………</text:p>
      <text:p text:style-name="P2">- les ……… qui possèdent chacun trois ………, sauf le pouce qui n’en a que deux.</text:p>
      <text:p text:style-name="P2">Remarque : le membre supérieur et le membre inférieur présentent le même plan d’organisation.</text:p>
      <text:h text:style-name="Heading_20_3" text:outline-level="3">À placer</text:h>
      <text:section text:style-name="Sect1" text:name="Section1">
        <text:p text:style-name="P3"><text:span text:style-name="A_20_placer">bassin</text:span></text:p>
        <text:p text:style-name="P3"><text:span text:style-name="A_20_placer">fémur</text:span></text:p>
        <text:p text:style-name="P3"><text:span text:style-name="A_20_placer">malléoles</text:span></text:p>
        <text:p text:style-name="P3"><text:span text:style-name="A_20_placer">métatarse</text:span></text:p>
        <text:p text:style-name="P3"><text:span text:style-name="A_20_placer">métatarsiens</text:span></text:p>
        <text:p text:style-name="P3"><text:span text:style-name="A_20_placer">orteils</text:span></text:p>
        <text:p text:style-name="P3"><text:span text:style-name="A_20_placer">os iliaque(s)</text:span></text:p>
        <text:p text:style-name="P3"><text:span text:style-name="A_20_placer">péroné</text:span></text:p>
        <text:p text:style-name="P3"><text:span text:style-name="A_20_placer">phalanges</text:span></text:p>
        <text:p text:style-name="P3"><text:span text:style-name="A_20_placer">rotule</text:span></text:p>
        <text:p text:style-name="P3"><text:span text:style-name="A_20_placer">sacrum</text:span></text:p>
        <text:p text:style-name="P3"><text:span text:style-name="A_20_placer">tarse</text:span></text:p>
        <text:p text:style-name="P3"><text:span text:style-name="A_20_placer">tarsiens</text:span></text:p>
        <text:p text:style-name="P3"><text:span text:style-name="A_20_placer">tibia</text:span></text:p>
        <text:p text:style-name="P3"><text:span text:style-name="A_20_placer">trois os soudé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fff9ae"/>
      <style:paragraph-properties fo:margin-top="0.423cm" fo:margin-bottom="0.212cm" loext:contextual-spacing="false" fo:background-color="#fff9ae" fo:padding="0.049cm" fo:border-left="none" fo:border-right="none" fo:border-top="0.06pt solid #000000" fo:border-bottom="0.06pt solid #000000" style:shadow="none" style:writing-mode="page"/>
      <style:text-properties fo:color="#21409a"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ef413d"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_20_placer" style:display-name="A placer" style:family="text">
      <style:text-properties fo:color="#ed1c24" fo:background-color="#fffbc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23:19:46.238580992</meta:creation-date>
    <dc:date>2017-10-06T00:17:23.883754143</dc:date>
    <meta:editing-duration>PT39M51S</meta:editing-duration>
    <meta:editing-cycles>6</meta:editing-cycles>
    <meta:generator>LibreOffice/5.4.1.2$Linux_X86_64 LibreOffice_project/40m0$Build-2</meta:generator>
    <meta:document-statistic meta:table-count="0" meta:image-count="0" meta:object-count="0" meta:page-count="2" meta:paragraph-count="60" meta:word-count="475" meta:character-count="2450" meta:non-whitespace-character-count="2028"/>
  </office:meta>
</office:document-meta>
</file>